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8pt"/>
    </style:style>
    <style:style style:name="co3" style:family="table-column">
      <style:table-column-properties fo:break-before="auto" style:column-width="10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 = 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82445" calcext:value-type="float">
            <text:p>0.82445</text:p>
          </table:table-cell>
          <table:table-cell table:number-columns-repeated="2" office:value-type="float" office:value="0.05852" calcext:value-type="float">
            <text:p>0.05852</text:p>
          </table:table-cell>
          <table:table-cell office:value-type="string" calcext:value-type="string">
            <text:p><text:s/>= 0.00047977942</text:p>
          </table:table-cell>
          <table:table-cell table:formula="of:=[.C1]*[.D1]*[.E1]*[.F1]*[.G1]*[.H1]" office:value-type="float" office:value="0.000479779415041402" calcext:value-type="float">
            <text:p>0.0004797794</text:p>
          </table:table-cell>
          <table:table-cell table:number-columns-repeated="3"/>
          <table:table-cell table:formula="of:=0.25+(0.75*(EXP((-4*0.2)/3)))" office:value-type="float" office:value="0.824446253773486" calcext:value-type="float">
            <text:p>0.824446253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 = 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 office:value-type="string" calcext:value-type="string">
            <text:p><text:s/>= 0.00047977942</text:p>
          </table:table-cell>
          <table:table-cell table:formula="of:=[.C2]*[.D2]*[.E2]*[.F2]*[.G2]*[.H2]" office:value-type="float" office:value="0.000479779415041402" calcext:value-type="float">
            <text:p>0.0004797794</text:p>
          </table:table-cell>
          <table:table-cell table:number-columns-repeated="3"/>
          <table:table-cell table:formula="of:=0.25-(0.25*(EXP((-4*0.2/3))))" office:value-type="float" office:value="0.0585179154088378" calcext:value-type="float">
            <text:p>0.058517915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 = 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82445" calcext:value-type="float">
            <text:p>0.82445</text:p>
          </table:table-cell>
          <table:table-cell table:number-columns-repeated="3" office:value-type="float" office:value="0.05852" calcext:value-type="float">
            <text:p>0.05852</text:p>
          </table:table-cell>
          <table:table-cell office:value-type="string" calcext:value-type="string">
            <text:p><text:s/>= 0.00003405506</text:p>
          </table:table-cell>
          <table:table-cell table:formula="of:=[.C3]*[.D3]*[.E3]*[.F3]*[.G3]*[.H3]" office:value-type="float" office:value="0.0000340550565446332" calcext:value-type="float">
            <text:p>3.40550565446332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 = 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82445" calcext:value-type="float">
            <text:p>0.82445</text:p>
          </table:table-cell>
          <table:table-cell table:number-columns-repeated="2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string" calcext:value-type="string">
            <text:p><text:s/>= 0.00047977942</text:p>
          </table:table-cell>
          <table:table-cell table:formula="of:=[.C4]*[.D4]*[.E4]*[.F4]*[.G4]*[.H4]" office:value-type="float" office:value="0.000479779415041402" calcext:value-type="float">
            <text:p>0.0004797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 = 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.05852" calcext:value-type="float">
            <text:p>0.05852</text:p>
          </table:table-cell>
          <table:table-cell office:value-type="string" calcext:value-type="string">
            <text:p><text:s/>= 0.00000017158</text:p>
          </table:table-cell>
          <table:table-cell table:formula="of:=[.C5]*[.D5]*[.E5]*[.F5]*[.G5]*[.H5]" office:value-type="float" office:value="0.000000171577997935707" calcext:value-type="float">
            <text:p>1.71577997935707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 = 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5852" calcext:value-type="float">
            <text:p>0.05852</text:p>
          </table:table-cell>
          <table:table-cell table:number-columns-repeated="2"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 office:value-type="string" calcext:value-type="string">
            <text:p><text:s/>= 0.00003405506</text:p>
          </table:table-cell>
          <table:table-cell table:formula="of:=[.C6]*[.D6]*[.E6]*[.F6]*[.G6]*[.H6]" office:value-type="float" office:value="0.0000340550565446332" calcext:value-type="float">
            <text:p>3.40550565446332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 = 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.05852" calcext:value-type="float">
            <text:p>0.05852</text:p>
          </table:table-cell>
          <table:table-cell office:value-type="string" calcext:value-type="string">
            <text:p><text:s/>= 0.00000017158</text:p>
          </table:table-cell>
          <table:table-cell table:formula="of:=[.C7]*[.D7]*[.E7]*[.F7]*[.G7]*[.H7]" office:value-type="float" office:value="0.000000171577997935707" calcext:value-type="float">
            <text:p>1.71577997935707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 = 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string" calcext:value-type="string">
            <text:p><text:s/>= 0.00000241725</text:p>
          </table:table-cell>
          <table:table-cell table:formula="of:=[.C8]*[.D8]*[.E8]*[.F8]*[.G8]*[.H8]" office:value-type="float" office:value="0.00000241725017768444" calcext:value-type="float">
            <text:p>2.41725017768444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 = 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.05852" calcext:value-type="float">
            <text:p>0.05852</text:p>
          </table:table-cell>
          <table:table-cell office:value-type="string" calcext:value-type="string">
            <text:p><text:s/>= 0.00000017158</text:p>
          </table:table-cell>
          <table:table-cell table:formula="of:=[.C9]*[.D9]*[.E9]*[.F9]*[.G9]*[.H9]" office:value-type="float" office:value="0.000000171577997935707" calcext:value-type="float">
            <text:p>1.71577997935707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= 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 office:value-type="string" calcext:value-type="string">
            <text:p><text:s/>= 0.00000241725</text:p>
          </table:table-cell>
          <table:table-cell table:formula="of:=[.C10]*[.D10]*[.E10]*[.F10]*[.G10]*[.H10]" office:value-type="float" office:value="0.00000241725017768444" calcext:value-type="float">
            <text:p>2.41725017768444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 = 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table:number-columns-repeated="2" office:value-type="float" office:value="0.05852" calcext:value-type="float">
            <text:p>0.05852</text:p>
          </table:table-cell>
          <table:table-cell office:value-type="string" calcext:value-type="string">
            <text:p><text:s/>= 0.00000241725</text:p>
          </table:table-cell>
          <table:table-cell table:formula="of:=[.C11]*[.D11]*[.E11]*[.F11]*[.G11]*[.H11]" office:value-type="float" office:value="0.00000241725017768444" calcext:value-type="float">
            <text:p>2.41725017768444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T = 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string" calcext:value-type="string">
            <text:p><text:s/>= 0.00000241725</text:p>
          </table:table-cell>
          <table:table-cell table:formula="of:=[.C12]*[.D12]*[.E12]*[.F12]*[.G12]*[.H12]" office:value-type="float" office:value="0.00000241725017768444" calcext:value-type="float">
            <text:p>2.41725017768444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 = 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.05852" calcext:value-type="float">
            <text:p>0.05852</text:p>
          </table:table-cell>
          <table:table-cell office:value-type="string" calcext:value-type="string">
            <text:p><text:s/>= 0.00000017158</text:p>
          </table:table-cell>
          <table:table-cell table:formula="of:=[.C13]*[.D13]*[.E13]*[.F13]*[.G13]*[.H13]" office:value-type="float" office:value="0.000000171577997935707" calcext:value-type="float">
            <text:p>1.71577997935707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 = 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 office:value-type="string" calcext:value-type="string">
            <text:p><text:s/>= 0.00000241725</text:p>
          </table:table-cell>
          <table:table-cell table:formula="of:=[.C14]*[.D14]*[.E14]*[.F14]*[.G14]*[.H14]" office:value-type="float" office:value="0.00000241725017768444" calcext:value-type="float">
            <text:p>2.41725017768444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 = 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.05852" calcext:value-type="float">
            <text:p>0.05852</text:p>
          </table:table-cell>
          <table:table-cell office:value-type="string" calcext:value-type="string">
            <text:p><text:s/>= 0.00000017158</text:p>
          </table:table-cell>
          <table:table-cell table:formula="of:=[.C15]*[.D15]*[.E15]*[.F15]*[.G15]*[.H15]" office:value-type="float" office:value="0.000000171577997935707" calcext:value-type="float">
            <text:p>1.71577997935707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 = 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string" calcext:value-type="string">
            <text:p><text:s/>= 0.00003405506</text:p>
          </table:table-cell>
          <table:table-cell table:formula="of:=[.C16]*[.D16]*[.E16]*[.F16]*[.G16]*[.H16]" office:value-type="float" office:value="0.0000340550565446332" calcext:value-type="float">
            <text:p>3.40550565446332E-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/>
          <table:table-cell table:formula="of:=SUM([.J1:.J16])" office:value-type="float" office:value="0.00155444755563621" calcext:value-type="float">
            <text:p>0.0015544476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LN([.J17])" office:value-type="float" office:value="-6.46663506616149" calcext:value-type="float">
            <text:p>-6.4666350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 VERSION</text:p>
          </table:table-cell>
          <table:table-cell table:number-columns-repeated="10"/>
          <table:table-cell office:value-type="string" calcext:value-type="string">
            <text:p>unchanged on BL 0.1</text:p>
          </table:table-cell>
          <table:table-cell/>
          <table:table-cell table:formula="of:=0.25+(0.75*(EXP((-4*0.1)/3)))" office:value-type="float" office:value="0.906379989282211" calcext:value-type="float">
            <text:p>0.906379989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 = </text:p>
          </table:table-cell>
          <table:table-cell office:value-type="float" office:value="0.25" calcext:value-type="float">
            <text:p>0.25</text:p>
          </table:table-cell>
          <table:table-cell table:formula="of:=[.$N$19]" office:value-type="float" office:value="0.906379989282211" calcext:value-type="float">
            <text:p>0.9063799893</text:p>
          </table:table-cell>
          <table:table-cell table:number-columns-repeated="2" office:value-type="float" office:value="0.82445" calcext:value-type="float">
            <text:p>0.82445</text:p>
          </table:table-cell>
          <table:table-cell table:number-columns-repeated="2" office:value-type="float" office:value="0.05852" calcext:value-type="float">
            <text:p>0.05852</text:p>
          </table:table-cell>
          <table:table-cell/>
          <table:table-cell table:formula="of:=[.C20]*[.D20]*[.E20]*[.F20]*[.G20]*[.H20]" office:value-type="float" office:value="0.000527457651844322" calcext:value-type="float">
            <text:p>0.0005274577</text:p>
          </table:table-cell>
          <table:table-cell/>
          <table:table-cell office:value-type="string" calcext:value-type="string">
            <text:p>changed on BL 0.1</text:p>
          </table:table-cell>
          <table:table-cell/>
          <table:table-cell table:formula="of:=0.25-(0.25*(EXP((-4*0.1)/3)))" office:value-type="float" office:value="0.0312066702392631" calcext:value-type="float">
            <text:p>0.031206670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 = </text:p>
          </table:table-cell>
          <table:table-cell office:value-type="float" office:value="0.25" calcext:value-type="float">
            <text:p>0.25</text:p>
          </table:table-cell>
          <table:table-cell table:formula="of:=[.$N$19]" office:value-type="float" office:value="0.906379989282211" calcext:value-type="float">
            <text:p>0.9063799893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/>
          <table:table-cell table:formula="of:=[.C21]*[.D21]*[.E21]*[.F21]*[.G21]*[.H21]" office:value-type="float" office:value="0.000527457651844322" calcext:value-type="float">
            <text:p>0.00052745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 = </text:p>
          </table:table-cell>
          <table:table-cell office:value-type="float" office:value="0.25" calcext:value-type="float">
            <text:p>0.25</text:p>
          </table:table-cell>
          <table:table-cell table:formula="of:=[.$N$19]" office:value-type="float" office:value="0.906379989282211" calcext:value-type="float">
            <text:p>0.9063799893</text:p>
          </table:table-cell>
          <table:table-cell office:value-type="float" office:value="0.82445" calcext:value-type="float">
            <text:p>0.82445</text:p>
          </table:table-cell>
          <table:table-cell table:number-columns-repeated="3" office:value-type="float" office:value="0.05852" calcext:value-type="float">
            <text:p>0.05852</text:p>
          </table:table-cell>
          <table:table-cell/>
          <table:table-cell table:formula="of:=[.C22]*[.D22]*[.E22]*[.F22]*[.G22]*[.H22]" office:value-type="float" office:value="0.0000374392889634662" calcext:value-type="float">
            <text:p>3.74392889634662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 = </text:p>
          </table:table-cell>
          <table:table-cell office:value-type="float" office:value="0.25" calcext:value-type="float">
            <text:p>0.25</text:p>
          </table:table-cell>
          <table:table-cell table:formula="of:=[.$N$19]" office:value-type="float" office:value="0.906379989282211" calcext:value-type="float">
            <text:p>0.9063799893</text:p>
          </table:table-cell>
          <table:table-cell office:value-type="float" office:value="0.82445" calcext:value-type="float">
            <text:p>0.82445</text:p>
          </table:table-cell>
          <table:table-cell table:number-columns-repeated="2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/>
          <table:table-cell table:formula="of:=[.C23]*[.D23]*[.E23]*[.F23]*[.G23]*[.H23]" office:value-type="float" office:value="0.000527457651844322" calcext:value-type="float">
            <text:p>0.00052745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 = </text:p>
          </table:table-cell>
          <table:table-cell office:value-type="float" office:value="0.25" calcext:value-type="float">
            <text:p>0.25</text:p>
          </table:table-cell>
          <table:table-cell table:formula="of:=[.$N$20]" office:value-type="float" office:value="0.0312066702392631" calcext:value-type="float">
            <text:p>0.0312066702</text:p>
          </table:table-cell>
          <table:table-cell table:number-columns-repeated="4" office:value-type="float" office:value="0.05852" calcext:value-type="float">
            <text:p>0.05852</text:p>
          </table:table-cell>
          <table:table-cell/>
          <table:table-cell table:formula="of:=[.C24]*[.D24]*[.E24]*[.F24]*[.G24]*[.H24]" office:value-type="float" office:value="0.000000091496548220994" calcext:value-type="float">
            <text:p>9.1496548220994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 = </text:p>
          </table:table-cell>
          <table:table-cell office:value-type="float" office:value="0.25" calcext:value-type="float">
            <text:p>0.25</text:p>
          </table:table-cell>
          <table:table-cell table:formula="of:=[.$N$20]" office:value-type="float" office:value="0.0312066702392631" calcext:value-type="float">
            <text:p>0.0312066702</text:p>
          </table:table-cell>
          <table:table-cell office:value-type="float" office:value="0.05852" calcext:value-type="float">
            <text:p>0.05852</text:p>
          </table:table-cell>
          <table:table-cell table:number-columns-repeated="2"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/>
          <table:table-cell table:formula="of:=[.C25]*[.D25]*[.E25]*[.F25]*[.G25]*[.H25]" office:value-type="float" office:value="0.0000181603711477756" calcext:value-type="float">
            <text:p>1.81603711477756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 = </text:p>
          </table:table-cell>
          <table:table-cell office:value-type="float" office:value="0.25" calcext:value-type="float">
            <text:p>0.25</text:p>
          </table:table-cell>
          <table:table-cell table:formula="of:=[.$N$20]" office:value-type="float" office:value="0.0312066702392631" calcext:value-type="float">
            <text:p>0.0312066702</text:p>
          </table:table-cell>
          <table:table-cell table:number-columns-repeated="4" office:value-type="float" office:value="0.05852" calcext:value-type="float">
            <text:p>0.05852</text:p>
          </table:table-cell>
          <table:table-cell/>
          <table:table-cell table:formula="of:=[.C26]*[.D26]*[.E26]*[.F26]*[.G26]*[.H26]" office:value-type="float" office:value="0.000000091496548220994" calcext:value-type="float">
            <text:p>9.1496548220994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 = </text:p>
          </table:table-cell>
          <table:table-cell office:value-type="float" office:value="0.25" calcext:value-type="float">
            <text:p>0.25</text:p>
          </table:table-cell>
          <table:table-cell table:formula="of:=[.$N$20]" office:value-type="float" office:value="0.0312066702392631" calcext:value-type="float">
            <text:p>0.0312066702</text:p>
          </table:table-cell>
          <table:table-cell table:number-columns-repeated="3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/>
          <table:table-cell table:formula="of:=[.C27]*[.D27]*[.E27]*[.F27]*[.G27]*[.H27]" office:value-type="float" office:value="0.00000128903501676006" calcext:value-type="float">
            <text:p>0.000001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 = </text:p>
          </table:table-cell>
          <table:table-cell office:value-type="float" office:value="0.25" calcext:value-type="float">
            <text:p>0.25</text:p>
          </table:table-cell>
          <table:table-cell table:formula="of:=[.$N$20]" office:value-type="float" office:value="0.0312066702392631" calcext:value-type="float">
            <text:p>0.0312066702</text:p>
          </table:table-cell>
          <table:table-cell table:number-columns-repeated="4" office:value-type="float" office:value="0.05852" calcext:value-type="float">
            <text:p>0.05852</text:p>
          </table:table-cell>
          <table:table-cell/>
          <table:table-cell table:formula="of:=[.C28]*[.D28]*[.E28]*[.F28]*[.G28]*[.H28]" office:value-type="float" office:value="0.000000091496548220994" calcext:value-type="float">
            <text:p>9.1496548220994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= </text:p>
          </table:table-cell>
          <table:table-cell office:value-type="float" office:value="0.25" calcext:value-type="float">
            <text:p>0.25</text:p>
          </table:table-cell>
          <table:table-cell table:formula="of:=[.$N$20]" office:value-type="float" office:value="0.0312066702392631" calcext:value-type="float">
            <text:p>0.0312066702</text:p>
          </table:table-cell>
          <table:table-cell table:number-columns-repeated="2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/>
          <table:table-cell table:formula="of:=[.C29]*[.D29]*[.E29]*[.F29]*[.G29]*[.H29]" office:value-type="float" office:value="0.00000128903501676006" calcext:value-type="float">
            <text:p>0.000001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 = </text:p>
          </table:table-cell>
          <table:table-cell office:value-type="float" office:value="0.25" calcext:value-type="float">
            <text:p>0.25</text:p>
          </table:table-cell>
          <table:table-cell table:formula="of:=[.$N$20]" office:value-type="float" office:value="0.0312066702392631" calcext:value-type="float">
            <text:p>0.0312066702</text:p>
          </table:table-cell>
          <table:table-cell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table:number-columns-repeated="2" office:value-type="float" office:value="0.05852" calcext:value-type="float">
            <text:p>0.05852</text:p>
          </table:table-cell>
          <table:table-cell/>
          <table:table-cell table:formula="of:=[.C30]*[.D30]*[.E30]*[.F30]*[.G30]*[.H30]" office:value-type="float" office:value="0.00000128903501676006" calcext:value-type="float">
            <text:p>0.000001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T = </text:p>
          </table:table-cell>
          <table:table-cell office:value-type="float" office:value="0.25" calcext:value-type="float">
            <text:p>0.25</text:p>
          </table:table-cell>
          <table:table-cell table:formula="of:=[.$N$20]" office:value-type="float" office:value="0.0312066702392631" calcext:value-type="float">
            <text:p>0.0312066702</text:p>
          </table:table-cell>
          <table:table-cell table:number-columns-repeated="3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/>
          <table:table-cell table:formula="of:=[.C31]*[.D31]*[.E31]*[.F31]*[.G31]*[.H31]" office:value-type="float" office:value="0.00000128903501676006" calcext:value-type="float">
            <text:p>0.000001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 = </text:p>
          </table:table-cell>
          <table:table-cell office:value-type="float" office:value="0.25" calcext:value-type="float">
            <text:p>0.25</text:p>
          </table:table-cell>
          <table:table-cell table:formula="of:=[.$N$20]" office:value-type="float" office:value="0.0312066702392631" calcext:value-type="float">
            <text:p>0.0312066702</text:p>
          </table:table-cell>
          <table:table-cell table:number-columns-repeated="4" office:value-type="float" office:value="0.05852" calcext:value-type="float">
            <text:p>0.05852</text:p>
          </table:table-cell>
          <table:table-cell/>
          <table:table-cell table:formula="of:=[.C32]*[.D32]*[.E32]*[.F32]*[.G32]*[.H32]" office:value-type="float" office:value="0.000000091496548220994" calcext:value-type="float">
            <text:p>9.1496548220994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 = </text:p>
          </table:table-cell>
          <table:table-cell office:value-type="float" office:value="0.25" calcext:value-type="float">
            <text:p>0.25</text:p>
          </table:table-cell>
          <table:table-cell table:formula="of:=[.$N$20]" office:value-type="float" office:value="0.0312066702392631" calcext:value-type="float">
            <text:p>0.0312066702</text:p>
          </table:table-cell>
          <table:table-cell table:number-columns-repeated="2"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/>
          <table:table-cell table:formula="of:=[.C33]*[.D33]*[.E33]*[.F33]*[.G33]*[.H33]" office:value-type="float" office:value="0.00000128903501676006" calcext:value-type="float">
            <text:p>0.000001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 = </text:p>
          </table:table-cell>
          <table:table-cell office:value-type="float" office:value="0.25" calcext:value-type="float">
            <text:p>0.25</text:p>
          </table:table-cell>
          <table:table-cell table:formula="of:=[.$N$20]" office:value-type="float" office:value="0.0312066702392631" calcext:value-type="float">
            <text:p>0.0312066702</text:p>
          </table:table-cell>
          <table:table-cell table:number-columns-repeated="4" office:value-type="float" office:value="0.05852" calcext:value-type="float">
            <text:p>0.05852</text:p>
          </table:table-cell>
          <table:table-cell/>
          <table:table-cell table:formula="of:=[.C34]*[.D34]*[.E34]*[.F34]*[.G34]*[.H34]" office:value-type="float" office:value="0.000000091496548220994" calcext:value-type="float">
            <text:p>9.1496548220994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 = </text:p>
          </table:table-cell>
          <table:table-cell office:value-type="float" office:value="0.25" calcext:value-type="float">
            <text:p>0.25</text:p>
          </table:table-cell>
          <table:table-cell table:formula="of:=[.$N$20]" office:value-type="float" office:value="0.0312066702392631" calcext:value-type="float">
            <text:p>0.0312066702</text:p>
          </table:table-cell>
          <table:table-cell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 office:value-type="float" office:value="0.05852" calcext:value-type="float">
            <text:p>0.05852</text:p>
          </table:table-cell>
          <table:table-cell office:value-type="float" office:value="0.82445" calcext:value-type="float">
            <text:p>0.82445</text:p>
          </table:table-cell>
          <table:table-cell/>
          <table:table-cell table:formula="of:=[.C35]*[.D35]*[.E35]*[.F35]*[.G35]*[.H35]" office:value-type="float" office:value="0.0000181603711477756" calcext:value-type="float">
            <text:p>1.81603711477756E-05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SUM([.J20:.J35])" office:value-type="float" office:value="0.00166303564461689" calcext:value-type="float">
            <text:p>0.0016630356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LN([.J36])" office:value-type="float" office:value="-6.39911064507628" calcext:value-type="float">
            <text:p>-6.399110645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4:57:06.266841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5:27:15.155193714</meta:creation-date>
    <dc:date>2017-09-27T13:37:59.220240230</dc:date>
    <meta:editing-duration>PT22H40M8S</meta:editing-duration>
    <meta:editing-cycles>2</meta:editing-cycles>
    <meta:generator>LibreOffice/5.1.6.2$Linux_X86_64 LibreOffice_project/10m0$Build-2</meta:generator>
    <meta:document-statistic meta:table-count="1" meta:cell-count="320" meta:object-count="0"/>
  </office:meta>
</office:document-meta>
</file>